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ma" table:style-name="ta1">
        <table:shapes>
          <draw:frame draw:z-index="0" draw:style-name="gr1" draw:text-style-name="P1" svg:width="224.13mm" svg:height="123.78mm" svg:x="121.56mm" svg:y="5.06mm">
            <loext:p draw:notify-on-update-of-ranges="Soma.A2:Soma.A51 Soma.B1:Soma.B1 Soma.B2:Soma.B51 Soma.C1:Soma.C1 Soma.C2:Soma.C51 Soma.D1:Soma.D1 Soma.D2:Soma.D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ma1</text:p>
          </table:table-cell>
          <table:table-cell table:style-name="ce1" office:value-type="string" calcext:value-type="string">
            <text:p>soma2</text:p>
          </table:table-cell>
          <table:table-cell table:style-name="ce1" office:value-type="string" calcext:value-type="string">
            <text:p>soma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</table:table-row>
      </table:table>
      <table:table table:name="MergeSort" table:style-name="ta1">
        <table:shapes>
          <draw:frame draw:z-index="0" draw:style-name="gr1" draw:text-style-name="P1" svg:width="257.67mm" svg:height="123.78mm" svg:x="90.56mm" svg:y="5.06mm">
            <loext:p draw:notify-on-update-of-ranges="MergeSort.A2:MergeSort.A51 MergeSort.B1:MergeSort.B1 MergeSort.B2:MergeSort.B51 MergeSort.C1:MergeSort.C1 MergeSort.C2:MergeSort.C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rge1</text:p>
          </table:table-cell>
          <table:table-cell table:style-name="ce1" office:value-type="string" calcext:value-type="string">
            <text:p>merg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2" calcext:value-type="float">
            <text:p>2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" calcext:value-type="float">
            <text:p>22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0" calcext:value-type="float">
            <text:p>26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2" calcext:value-type="float">
            <text:p>2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4" calcext:value-type="float">
            <text:p>2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6" calcext:value-type="float">
            <text:p>29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4" calcext:value-type="float">
            <text:p>33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6" calcext:value-type="float">
            <text:p>37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0" calcext:value-type="float">
            <text:p>39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7" calcext:value-type="float">
            <text:p>40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8" calcext:value-type="float">
            <text:p>41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6" calcext:value-type="float">
            <text:p>44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4" calcext:value-type="float">
            <text:p>47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8" calcext:value-type="float">
            <text:p>48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2" calcext:value-type="float">
            <text:p>50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6" calcext:value-type="float">
            <text:p>51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0" calcext:value-type="float">
            <text:p>53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4" calcext:value-type="float">
            <text:p>54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9" calcext:value-type="float">
            <text:p>55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93" calcext:value-type="float">
            <text:p>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7:52:25.4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45:02.682000000</meta:creation-date>
    <dc:date>2017-08-24T18:50:10.164000000</dc:date>
    <meta:editing-duration>PT9H4M59S</meta:editing-duration>
    <meta:editing-cycles>37</meta:editing-cycles>
    <meta:generator>LibreOffice/5.1.0.3$Windows_X86_64 LibreOffice_project/5e3e00a007d9b3b6efb6797a8b8e57b51ab1f737</meta:generator>
    <meta:document-statistic meta:table-count="2" meta:cell-count="3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14cm" svg:height="12.379cm" xlink:href=".." xlink:type="simple" chart:class="chart:bar" chart:style-name="ch1">
        <chart:title svg:x="9.364cm" svg:y="0.383cm" chart:style-name="ch2">
          <text:p>Tamanho X Tempo</text:p>
        </chart:title>
        <chart:legend svg:x="1.866cm" svg:y="2.317cm" style:legend-expansion="custom" chartooo:width="1.683cm" chartooo:height="1.594cm" style:legend-expansion-aspect-ratio="1.05583437892095" chart:style-name="ch3"/>
        <chart:plot-area chart:style-name="ch4" table:cell-range-address="Soma.A1:Soma.D51" chart:data-source-has-labels="both" svg:x="0.52cm" svg:y="1.408cm" svg:width="21.444cm" svg:height="9.741cm">
          <chartooo:coordinate-region svg:x="1.327cm" svg:y="1.607cm" svg:width="20.637cm" svg:height="8.895cm"/>
          <chart:axis chart:dimension="x" chart:name="primary-x" chart:style-name="ch5" chartooo:axis-type="auto">
            <chartooo:date-scale/>
            <chart:title svg:x="10.497cm" svg:y="11.396cm" chart:style-name="ch6">
              <text:p>Tamanho</text:p>
            </chart:title>
            <chart:categories table:cell-range-address="Soma.A2:Soma.A51"/>
          </chart:axis>
          <chart:axis chart:dimension="y" chart:name="primary-y" chart:style-name="ch7">
            <chart:title svg:x="0cm" svg:y="6.838cm" chart:style-name="ch8">
              <text:p>Tempo</text:p>
            </chart:title>
            <chart:grid chart:style-name="ch9" chart:class="major"/>
          </chart:axis>
          <chart:series chart:style-name="ch10" chart:values-cell-range-address="Soma.B2:Soma.B51" chart:label-cell-address="Soma.B1:Soma.B1" chart:class="chart:bar">
            <chart:data-point chart:repeated="50"/>
          </chart:series>
          <chart:series chart:style-name="ch11" chart:values-cell-range-address="Soma.C2:Soma.C51" chart:label-cell-address="Soma.C1:Soma.C1" chart:class="chart:bar">
            <chart:data-point chart:repeated="50"/>
          </chart:series>
          <chart:series chart:style-name="ch12" chart:values-cell-range-address="Soma.D2:Soma.D51" chart:label-cell-address="Soma.D1:Soma.D1" chart:class="chart:ba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1</text:p>
                <draw:g>
                  <svg:desc>Soma.B1:Soma.B1</svg:desc>
                </draw:g>
              </table:table-cell>
              <table:table-cell office:value-type="string">
                <text:p>soma2</text:p>
                <draw:g>
                  <svg:desc>Soma.C1:Soma.C1</svg:desc>
                </draw:g>
              </table:table-cell>
              <table:table-cell office:value-type="string">
                <text:p>soma3</text:p>
                <draw:g>
                  <svg:desc>Soma.D1:Soma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oma.A2:Soma.A51</svg:desc>
                </draw:g>
              </table:table-cell>
              <table:table-cell office:value-type="float" office:value="3">
                <text:p>3</text:p>
                <draw:g>
                  <svg:desc>Soma.B2:Soma.B51</svg:desc>
                </draw:g>
              </table:table-cell>
              <table:table-cell office:value-type="float" office:value="0">
                <text:p>0</text:p>
                <draw:g>
                  <svg:desc>Soma.C2:Soma.C51</svg:desc>
                </draw:g>
              </table:table-cell>
              <table:table-cell office:value-type="float" office:value="0">
                <text:p>0</text:p>
                <draw:g>
                  <svg:desc>Soma.D2:Soma.D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68cm" svg:height="12.379cm" xlink:href=".." xlink:type="simple" chart:class="chart:bar" chart:style-name="ch1">
        <chart:title svg:x="11.041cm" svg:y="0.383cm" chart:style-name="ch2">
          <text:p>Tamanho X Tempo</text:p>
        </chart:title>
        <chart:legend svg:x="2.424cm" svg:y="2.328cm" style:legend-expansion="custom" chartooo:width="1.683cm" chartooo:height="1.096cm" style:legend-expansion-aspect-ratio="1.53558394160584" chart:style-name="ch3"/>
        <chart:plot-area chart:style-name="ch4" table:cell-range-address="MergeSort.A1:MergeSort.C51" chart:data-source-has-labels="both" svg:x="0.719cm" svg:y="1.408cm" svg:width="24.533cm" svg:height="9.741cm">
          <chartooo:coordinate-region svg:x="1.526cm" svg:y="1.607cm" svg:width="23.726cm" svg:height="8.895cm"/>
          <chart:axis chart:dimension="x" chart:name="primary-x" chart:style-name="ch5" chartooo:axis-type="auto">
            <chartooo:date-scale/>
            <chart:title svg:x="12.24cm" svg:y="11.396cm" chart:style-name="ch6">
              <text:p>Tamanho</text:p>
            </chart:title>
            <chart:categories table:cell-range-address="MergeSort.A2:MergeSort.A51"/>
          </chart:axis>
          <chart:axis chart:dimension="y" chart:name="primary-y" chart:style-name="ch7">
            <chart:title svg:x="0cm" svg:y="6.838cm" chart:style-name="ch8">
              <text:p>Tempo</text:p>
            </chart:title>
            <chart:grid chart:style-name="ch9" chart:class="major"/>
          </chart:axis>
          <chart:series chart:style-name="ch10" chart:values-cell-range-address="MergeSort.B2:MergeSort.B51" chart:label-cell-address="MergeSort.B1:MergeSort.B1" chart:class="chart:bar">
            <chart:data-point chart:repeated="50"/>
          </chart:series>
          <chart:series chart:style-name="ch11" chart:values-cell-range-address="MergeSort.C2:MergeSort.C51" chart:label-cell-address="MergeSort.C1:MergeSort.C1" chart:class="chart:ba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1</text:p>
                <draw:g>
                  <svg:desc>MergeSort.B1:MergeSort.B1</svg:desc>
                </draw:g>
              </table:table-cell>
              <table:table-cell office:value-type="string">
                <text:p>merge2</text:p>
                <draw:g>
                  <svg:desc>MergeSort.C1:MergeSort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ergeSort.A2:MergeSort.A51</svg:desc>
                </draw:g>
              </table:table-cell>
              <table:table-cell office:value-type="float" office:value="0">
                <text:p>0</text:p>
                <draw:g>
                  <svg:desc>MergeSort.B2:MergeSort.B51</svg:desc>
                </draw:g>
              </table:table-cell>
              <table:table-cell office:value-type="float" office:value="0">
                <text:p>0</text:p>
                <draw:g>
                  <svg:desc>MergeSort.C2:MergeSort.C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8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">
                <text:p>1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2">
                <text:p>1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4">
                <text:p>1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6">
                <text:p>1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8">
                <text:p>1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12">
                <text:p>2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5">
                <text:p>2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6">
                <text:p>23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8">
                <text:p>2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72">
                <text:p>2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84">
                <text:p>2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6">
                <text:p>2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4">
                <text:p>33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8">
                <text:p>34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2">
                <text:p>36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76">
                <text:p>37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0">
                <text:p>3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7">
                <text:p>40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18">
                <text:p>41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32">
                <text:p>43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46">
                <text:p>44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60">
                <text:p>46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74">
                <text:p>47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88">
                <text:p>48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02">
                <text:p>50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16">
                <text:p>51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30">
                <text:p>53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44">
                <text:p>54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59">
                <text:p>55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2">
                <text:p>572</text:p>
              </table:table-cell>
              <table:table-cell office:value-type="float" office:value="393">
                <text:p>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